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.getLoa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ChildBinding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Sav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vaScriptJXPathBinding.doSave( Widget frmModel , JXPathContext jct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ScriptJXPathBinding.JavaScriptJXPathBinding( ProcessInfoProvider processInfoProvider , JXPathBindingBuilderBase . CommonAttributes commonAtts , String id , String path , Function loadScript , Function saveScript , Map child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